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fa0" officeooo:paragraph-rsid="00124fa0"/>
    </style:style>
    <style:style style:name="P2" style:family="paragraph" style:parent-style-name="Standard">
      <style:paragraph-properties fo:text-align="start" style:justify-single-word="false"/>
      <style:text-properties officeooo:rsid="00124fa0" officeooo:paragraph-rsid="00124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s de Componente eletivo</text:p>
      <text:p text:style-name="P1"/>
      <text:p text:style-name="P2">14/10/2020</text:p>
      <text:p text:style-name="P2">1-As distrações constantes dentro de casa, já que na escola era um ambiente totalmente focado em estudo diferentemente de casa onde tenho um acesso fácil a internet principalmente ao o youtube um agente que auxilia a procrastinação de atividades e trabalhos.</text:p>
      <text:p text:style-name="P2"/>
      <text:p text:style-name="P2">28/10/2020</text:p>
      <text:p text:style-name="P2">Tenho tentado comer menos já que sedentarismo provocado pelo distanciamento social não permita a pratica de exercícios constante, com a saude mental tenho me mantido o mais distante possível das redes sociais, pois são lugares que apenas aumentam o panico com fake news e falso alarmism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09:56:37.086888718</meta:creation-date>
    <dc:date>2020-11-27T10:08:02.838238148</dc:date>
    <meta:editing-duration>PT55S</meta:editing-duration>
    <meta:editing-cycles>1</meta:editing-cycles>
    <meta:document-statistic meta:table-count="0" meta:image-count="0" meta:object-count="0" meta:page-count="1" meta:paragraph-count="5" meta:word-count="93" meta:character-count="598" meta:non-whitespace-character-count="510"/>
    <meta:generator>LibreOffice/6.4.6.2$Linux_X86_64 LibreOffice_project/40$Build-2</meta:generator>
  </office:meta>
</office:document-meta>
</file>